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 style:text-autospace="none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text-align="start" fo:text-indent="0cm" style:text-autospace="none">
        <style:tab-stops>
          <style:tab-stop style:position="1cm"/>
          <style:tab-stop style:position="8.001cm"/>
        </style:tab-stops>
      </style:paragraph-properties>
      <style:text-properties fo:color="#ffffff" style:font-name="Arial Black1" fo:font-size="54pt" fo:font-style="normal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1" fo:font-size="54pt" fo:font-style="normal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Król królów, Pan panów,</text:span><text:span text:style-name="T1"><text:line-break/></text:span><text:span text:style-name="T1">chwała,</text:span><text:span text:style-name="T1"><text:line-break/></text:span><text:span text:style-name="T1">alleluja /x2</text:span><text:span text:style-name="T1"><text:line-break/></text:span><text:span text:style-name="T1"><text:line-break/></text:span><text:span text:style-name="T1">Jezus, Książę Pokoju,</text:span><text:span text:style-name="T1"><text:line-break/></text:span><text:span text:style-name="T1">chwała</text:span><text:span text:style-name="T1"><text:line-break/></text:span><text:span text:style-name="T1">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0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style:font-name="Bookman Old Style" fo:font-size="24.7000007629395pt" fo:language="pl" fo:country="PL" fo:font-style="italic" fo:font-weight="bold" style:letter-kerning="true" style:font-name-asian="Bookman Old Style" style:font-size-asian="24.7000007629395pt" style:language-asian="pl" style:country-asian="PL" style:font-style-asian="italic" style:font-weight-asian="bold" style:font-name-complex="Bookman Old Sty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1.2000007629395pt" fo:language="en" fo:country="US" fo:font-style="italic" fo:font-weight="bold" style:font-name-asian="Arial1" style:font-size-asian="21.2000007629395pt" style:language-asian="pl" style:country-asian="PL" style:font-style-asian="italic" style:font-weight-asian="bold" style:font-name-complex="Arial1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15.8999996185303pt" fo:language="en" fo:country="US" fo:font-style="italic" style:font-name-asian="Arial1" style:font-size-asian="15.8999996185303pt" style:language-asian="pl" style:country-asian="PL" style:font-style-asian="italic" style:font-name-complex="Arial1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20:31</meta:creation-date>
    <dc:date>2015-05-25T22:04:55.483000000</dc:date>
    <dc:language>pl-PL</dc:language>
    <meta:editing-cycles>8</meta:editing-cycles>
    <meta:editing-duration>PT50M33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